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03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4.216cm"/>
    </style:style>
    <style:style style:name="co10" style:family="table-column">
      <style:table-column-properties fo:break-before="auto" style:column-width="3.284cm"/>
    </style:style>
    <style:style style:name="co11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1.111cm"/>
    </style:style>
    <style:style style:name="co13" style:family="table-column">
      <style:table-column-properties fo:break-before="auto" style:column-width="2.581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3.563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3.925cm"/>
    </style:style>
    <style:style style:name="co18" style:family="table-column">
      <style:table-column-properties fo:break-before="auto" style:column-width="3.381cm"/>
    </style:style>
    <style:style style:name="co19" style:family="table-column">
      <style:table-column-properties fo:break-before="auto" style:column-width="3.881cm"/>
    </style:style>
    <style:style style:name="co20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8"/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"/>
    <style:style style:name="ce9" style:family="table-cell" style:parent-style-name="Default" style:data-style-name="N113"/>
    <style:style style:name="ce10" style:family="table-cell" style:parent-style-name="Default">
      <style:table-cell-properties fo:background-color="#cfe7f5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83caff"/>
    </style:style>
    <style:style style:name="ce13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16"/>
    <style:style style:name="ce15" style:family="table-cell" style:parent-style-name="Default" style:data-style-name="N115"/>
    <style:style style:name="ce16" style:family="table-cell" style:parent-style-name="Default" style:data-style-name="N117"/>
    <style:style style:name="ce17" style:family="table-cell" style:parent-style-name="Default" style:data-style-name="N60">
      <style:text-properties style:font-name="Arial" style:font-name-asian="DejaVu Sans" style:font-name-complex="Lohit Hindi"/>
    </style:style>
    <style:style style:name="ce18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te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1" calcext:value-type="float">
            <text:p>1.00E-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26" calcext:value-type="float">
            <text:p>0.0026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19" calcext:value-type="float">
            <text:p>0.19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3.989705" calcext:value-type="float">
            <text:p>3.989705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0055263" calcext:value-type="float">
            <text:p>0.0055263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524" calcext:value-type="float">
            <text:p>0.0011363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to down tank</text:p>
          </table:table-cell>
          <table:table-cell table:formula="of:=[.B11]/[.E12]" office:value-type="float" office:value="34.3810506125256" calcext:value-type="float">
            <text:p>34.38105061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0138514000408551" calcext:value-type="float">
            <text:p>0.00138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61.29" calcext:value-type="float">
            <text:p>161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053870414525" calcext:value-type="float">
            <text:p>0.0053870415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92027720799157" calcext:value-type="float">
            <text:p>9.2027720799157E-009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533.510801775707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794.21680848233" calcext:value-type="float">
            <text:p>279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566.79641048542" calcext:value-type="float">
            <text:p>2567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2403.72998602242" calcext:value-type="float">
            <text:p>240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0938888888888889" calcext:value-type="float">
            <text:p>0.0009388889</text:p>
          </table:table-cell>
          <table:table-cell office:value-type="float" office:value="0.8" calcext:value-type="float">
            <text:p>0.8</text:p>
          </table:table-cell>
          <table:table-cell table:formula="of:=2.65*([.C23]+1)-(5.3-3.5*[.C23])*[.C23]*[.C23]*EXP(-(1.5-LOG([.$B$21];10)/2))" office:value-type="float" office:value="4.75921928480146" calcext:value-type="float">
            <text:p>4.7592192848</text:p>
          </table:table-cell>
          <table:table-cell table:formula="of:=[.B23]/([.C23])^(-[.D23])" office:value-type="float" office:value="0.000324637134819159" calcext:value-type="float">
            <text:p>0.0003246371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2265.20533112742" calcext:value-type="float">
            <text:p>226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2134.31589343136" calcext:value-type="float">
            <text:p>213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2.8921179624503" calcext:value-type="float">
            <text:p>2.8921179625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997.7000428361" calcext:value-type="float">
            <text:p>199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style-name="ce3" table:formula="of:=PI()*[.B8]/2 * SQRT([.B3]/[.B19] *2 * (1+[.B20])) / (0.1631*[.B20] + 0.8756)" office:value-type="float" office:value="0.0000352338418920609" calcext:value-type="float">
            <text:p>3.52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832.17944141629" calcext:value-type="float">
            <text:p>183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2" calcext:value-type="float">
            <text:p>2.00E-006</text:p>
          </table:table-cell>
          <table:table-cell table:formula="of:=[.B27]/[.B26]" office:value-type="float" office:value="0.056763608298153" calcext:value-type="float">
            <text:p>0.0567636083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478.77795963693" calcext:value-type="float">
            <text:p>147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4]/(1-[.C24])*[.B2]/[.B3]*[.E23]" office:value-type="float" office:value="0.0000730433553343107" calcext:value-type="float">
            <text:p>7.30433553343107E-005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3.6343164266728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8020.0669916407" calcext:value-type="float">
            <text:p>1802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0" calcext:value-type="float">
            <text:p>1.00E+00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230069301997892" calcext:value-type="float">
            <text:p>2.30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225697985259933" calcext:value-type="float">
            <text:p>0.00022569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338" calcext:value-type="float">
            <text:p>0.338</text:p>
          </table:table-cell>
          <table:table-cell/>
          <table:table-cell table:formula="of:=[.B37]*[.B3]/([.B2]*(1-[.B37])+[.B37]*[.B3])" office:value-type="float" office:value="0.338" calcext:value-type="float">
            <text:p>0.33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169593577521325" calcext:value-type="float">
            <text:p>0.1695935775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Vol of particles</text:p>
          </table:table-cell>
          <table:table-cell table:formula="of:=[.C37]*[.B16]" office:value-type="float" office:value="0.000269352072625" calcext:value-type="float">
            <text:p>0.0002693521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Tank volume</text:p>
          </table:table-cell>
          <table:table-cell table:formula="of:=[.B10]*[.B10]/4*3.14159*[.B11]" office:value-type="float" office:value="0.0053870414525" calcext:value-type="float">
            <text:p>0.0053870415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ss of particles</text:p>
          </table:table-cell>
          <table:table-cell table:style-name="ce3" table:formula="of:=[.B38]*[.B3]" office:value-type="float" office:value="0.6733801815625" calcext:value-type="float">
            <text:p>6.73E-001</text:p>
          </table:table-cell>
          <table:table-cell table:style-name="ce3"/>
          <table:table-cell table:style-name="ce5" office:value-type="string" calcext:value-type="string">
            <text:p>Velocity RPS</text:p>
          </table:table-cell>
          <table:table-cell table:style-name="ce5" office:value-type="string" calcext:value-type="string">
            <text:p>Stokes number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Delta P theorique</text:p>
          </table:table-cell>
          <table:table-cell table:style-name="ce3" table:formula="of:=[.B37]*([.B3]-[.B2])*[.B6]*[.B11]" office:value-type="float" office:value="474.158203712996" calcext:value-type="float">
            <text:p>4.74E+002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5" table:formula="of:=[.$B$3]*[.$B$8]*[.$B$8]/18/[.$B$4]*[.D41]" office:value-type="float" office:value="0.000938888888888889" calcext:value-type="float">
            <text:p>0.0009388889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1.66" calcext:value-type="float">
            <text:p>11.66</text:p>
          </table:table-cell>
          <table:table-cell table:style-name="ce5" table:formula="of:=[.$B$3]*[.$B$8]*[.$B$8]/18/[.$B$4]*[.D42]" office:value-type="float" office:value="0.0109474444444444" calcext:value-type="float">
            <text:p>0.0109474444</text:p>
          </table:table-cell>
          <table:table-cell table:number-columns-repeated="7"/>
        </table:table-row>
        <table:table-row table:style-name="ro1">
          <table:table-cell table:style-name="ce3"/>
          <table:table-cell/>
          <table:table-cell table:style-name="ce3"/>
          <table:table-cell table:style-name="ce5" office:value-type="float" office:value="100" calcext:value-type="float">
            <text:p>100</text:p>
          </table:table-cell>
          <table:table-cell table:style-name="ce5" table:formula="of:=[.$B$3]*[.$B$8]*[.$B$8]/18/[.$B$4]*[.D43]" office:value-type="float" office:value="0.0938888888888889" calcext:value-type="float">
            <text:p>0.0938888889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porous" table:style-name="ta1">
        <office:forms form:automatic-focus="false" form:apply-design-mode="false"/>
        <table:table-column table:style-name="co1" table:default-cell-style-name="ce10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6" calcext:value-type="float">
            <text:p>0.06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table:style-name="Default"/>
          <table:table-cell table:number-columns-repeated="6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3" table:number-columns-repeated="3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6]/2 * SQRT([.B3]/[.B8] *2 * (1+[.B9])) / (0.1631*[.B9] + 0.8756)" office:value-type="float" office:value="0.00257121210224236" calcext:value-type="float">
            <text:p>0.00257121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table:style-name="ce3" office:value-type="float" office:value="0.0001" calcext:value-type="float">
            <text:p>1.00E-004</text:p>
          </table:table-cell>
          <table:table-cell table:number-columns-repeated="7"/>
          <table:table-cell table:style-name="ce3"/>
          <table:table-cell/>
        </table:table-row>
        <table:table-row table:style-name="ro1">
          <table:table-cell office:value-type="string" calcext:value-type="string">
            <text:p>Fraction of Rayleigh</text:p>
          </table:table-cell>
          <table:table-cell table:formula="of:=[.B13]/[.B12]" office:value-type="float" office:value="0.0388921629268895" calcext:value-type="float">
            <text:p>0.0388921629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16]/[.B13]" office:value-type="float" office:value="10000" calcext:value-type="float">
            <text:p>1.00E+004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3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9]*[.B19]/4*3.14159 *[.B20]" office:value-type="float" office:value="1.570795" calcext:value-type="float">
            <text:p>1.570795</text:p>
          </table:table-cell>
          <table:table-cell/>
          <table:table-cell table:style-name="ce4"/>
          <table:table-cell table:number-columns-repeated="3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6]/2)^3 * PI() / 3" office:value-type="float" office:value="0.000113097335529233" calcext:value-type="float">
            <text:p>0.0001130973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max packing</text:p>
          </table:table-cell>
          <table:table-cell office:value-type="float" office:value="0.64" calcext:value-type="float">
            <text:p>0.64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Number of partilces</text:p>
          </table:table-cell>
          <table:table-cell table:formula="of:=([.B22]*[.B24])/[.B23]" office:value-type="float" office:value="8888.88138076564" calcext:value-type="float">
            <text:p>8888.8813807657</text:p>
          </table:table-cell>
          <table:table-cell table:number-columns-repeated="5"/>
          <table:table-cell table:style-name="ce3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Réel</text:p>
          </table:table-cell>
          <table:table-cell office:value-type="float" office:value="625" calcext:value-type="float">
            <text:p>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eur</text:p>
          </table:table-cell>
          <table:table-cell table:formula="of:=[.B27]/[.B25]" office:value-type="float" office:value="0.0703125593904782" calcext:value-type="float">
            <text:p>0.0703125594</text:p>
          </table:table-cell>
          <table:table-cell table:number-columns-repeated="4"/>
          <table:table-cell table:style-name="ce3" table:number-columns-repeated="2"/>
          <table:table-cell table:style-name="ce5" table:number-columns-repeated="2"/>
          <table:table-cell/>
        </table:table-row>
        <table:table-row table:style-name="ro1" table:number-rows-repeated="3">
          <table:table-cell table:style-name="Default"/>
          <table:table-cell table:number-columns-repeated="6"/>
          <table:table-cell table:style-name="ce3"/>
          <table:table-cell table:style-name="ce5" table:number-columns-repeated="2"/>
          <table:table-cell/>
        </table:table-row>
        <table:table-row table:style-name="ro1">
          <table:table-cell table:style-name="Default"/>
          <table:table-cell table:number-columns-repeated="8"/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table:number-columns-repeated="2"/>
          <table:table-cell table:number-columns-repeated="9"/>
        </table:table-row>
        <table:table-row table:style-name="ro1">
          <table:table-cell table:style-name="ce3" table:number-columns-repeated="2"/>
          <table:table-cell/>
          <table:table-cell table:style-name="ce5" table:number-columns-repeated="2"/>
          <table:table-cell table:number-columns-repeated="6"/>
        </table:table-row>
        <table:table-row table:style-name="ro1" table:number-rows-repeated="2">
          <table:table-cell table:style-name="ce3" table:number-columns-repeated="2"/>
          <table:table-cell table:number-columns-repeated="9"/>
        </table:table-row>
        <table:table-row table:style-name="ro1" table:number-rows-repeated="6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</table:table>
      <table:table table:name="l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207" calcext:value-type="float">
            <text:p>1207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style-name="ce12"/>
          <table:table-cell table:number-columns-repeated="4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/1000000" office:value-type="float" office:value="0.003" calcext:value-type="float">
            <text:p>0.003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style-name="ce12"/>
          <table:table-cell table:number-columns-repeated="4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table:style-name="ce12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4.65465583333333" calcext:value-type="float">
            <text:p>4.6546558333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1268433" calcext:value-type="float">
            <text:p>0.1268433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524" calcext:value-type="float">
            <text:p>0.0011363623</text:p>
          </table:table-cell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Time to down tank</text:p>
          </table:table-cell>
          <table:table-cell table:formula="of:=[.B11]/[.E12]" office:value-type="float" office:value="2.87756625694853" calcext:value-type="float">
            <text:p>2.87756625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>
            <text:p>N (RPM)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272508440026089" calcext:value-type="float">
            <text:p>0.027250844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Re</text:p>
          </table:table-cell>
          <table:table-cell table:formula="of:=[.B14]/60*[.B2]*[.B12]*[.B12]/[.B4]" office:value-type="float" office:value="4542.46403333333" calcext:value-type="float">
            <text:p>4542.4640333333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6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3851.4270243966" calcext:value-type="float">
            <text:p>3851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0171.5168510054" calcext:value-type="float">
            <text:p>20172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ep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18529.7636497037" calcext:value-type="float">
            <text:p>18530</text:p>
          </table:table-cell>
          <table:table-cell table:number-columns-repeated="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Void min</text:p>
          </table:table-cell>
          <table:table-cell table:style-name="ce12"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7352.5832967319" calcext:value-type="float">
            <text:p>17353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oupling stability criteria</text:p>
          </table:table-cell>
          <table:table-cell table:formula="of:=[.B8]*[.B8]*[.B3]/(18*[.B4])"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57076678006738" calcext:value-type="float">
            <text:p>3.5707667801</text:p>
          </table:table-cell>
          <table:table-cell table:formula="of:=[.B23]/([.C23])^(-[.D23])" office:value-type="float" office:value="0.000948394540455542" calcext:value-type="float">
            <text:p>0.0009483945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6352.5705554115" calcext:value-type="float">
            <text:p>16353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luid stability</text:p>
          </table:table-cell>
          <table:table-cell table:number-columns-repeated="6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5407.6766266048" calcext:value-type="float">
            <text:p>15408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3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4421.4435884127" calcext:value-type="float">
            <text:p>14421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654432952378" calcext:value-type="float">
            <text:p>4.0654432952378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3226.5464742759" calcext:value-type="float">
            <text:p>13227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olid time step</text:p>
          </table:table-cell>
          <table:table-cell table:style-name="ce3" office:value-type="float" office:value="0.0000025" calcext:value-type="float">
            <text:p>2.50E-006</text:p>
          </table:table-cell>
          <table:table-cell table:formula="of:=[.B27]/[.B26]" office:value-type="float" office:value="0.0614939089896657" calcext:value-type="float">
            <text:p>0.061493909</text:p>
          </table:table-cell>
          <table:table-cell table:formula="of:=1/[.C27]" office:value-type="float" office:value="16.2617731809512" calcext:value-type="float">
            <text:p>16.261773181</text:p>
          </table:table-cell>
          <table:table-cell table:number-columns-repeated="3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0675.3328664977" calcext:value-type="float">
            <text:p>10675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luid coupling stability time step</text:p>
          </table:table-cell>
          <table:table-cell table:formula="of:=[.C23]/(1-[.C23])*[.B2]/[.B3]*[.E23]" office:value-type="float" office:value="0.00030525658942129" calcext:value-type="float">
            <text:p>0.0003052566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98.426450917367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30087.287383958" calcext:value-type="float">
            <text:p>130087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ce12" office:value-type="string" calcext:value-type="string">
            <text:p>Number of iteration solid</text:p>
          </table:table-cell>
          <table:table-cell table:style-name="ce3" table:formula="of:=[.B30]/[.B27]" office:value-type="float" office:value="4000000" calcext:value-type="float">
            <text:p>4.00E+006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5"/>
          <table:table-cell table:style-name="ce3"/>
          <table:table-cell table:style-name="ce3" office:value-type="string" calcext:value-type="string">
            <text:p>N</text:p>
          </table:table-cell>
          <table:table-cell table:style-name="ce5" office:value-type="string" calcext:value-type="string">
            <text:p>Torques</text:p>
          </table:table-cell>
          <table:table-cell table:style-name="ce5" office:value-type="string" calcext:value-type="string">
            <text:p>N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should be</text:p>
          </table:table-cell>
        </table:table-row>
        <table:table-row table:style-name="ro1">
          <table:table-cell table:style-name="ce12" office:value-type="string" calcext:value-type="string">
            <text:p>masse particule</text:p>
          </table:table-cell>
          <table:table-cell table:style-name="ce3" table:formula="of:=[.B3]*[.B17]" office:value-type="float" office:value="0.0000353429173528852" calcext:value-type="float">
            <text:p>3.53E-005</text:p>
          </table:table-cell>
          <table:table-cell table:number-columns-repeated="5"/>
          <table:table-cell table:style-name="ce3" office:value-type="float" office:value="300" calcext:value-type="float">
            <text:p>3.00E+002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table:formula="of:=[.I33]*[.H33]/60*2*3.14159/([.B12]^5*([.$H$33]/60)^3*1000)" office:value-type="float" office:value="1.29321224887532" calcext:value-type="float">
            <text:p>1.2932122489</text:p>
          </table:table-cell>
          <table:table-cell table:formula="of:=[.I33]*2*3.14159*[.H33]/60" office:value-type="float" office:value="5.340703" calcext:value-type="float">
            <text:p>5.340703</text:p>
          </table:table-cell>
          <table:table-cell table:formula="of:=1.5*1000*([.H33]/60)^3*[.$B$12]^5" office:value-type="float" office:value="6.1946942638125" calcext:value-type="float">
            <text:p>6.1946942638</text:p>
          </table:table-cell>
        </table:table-row>
        <table:table-row table:style-name="ro1">
          <table:table-cell table:style-name="ce12" office:value-type="string" calcext:value-type="string">
            <text:p>Fgrav = </text:p>
          </table:table-cell>
          <table:table-cell table:formula="of:=[.B33]*[.B6]" office:value-type="float" office:value="0.000346714019231804" calcext:value-type="float">
            <text:p>0.000346714</text:p>
          </table:table-cell>
          <table:table-cell table:number-columns-repeated="5"/>
          <table:table-cell table:style-name="ce3" office:value-type="float" office:value="600" calcext:value-type="float">
            <text:p>6.00E+002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table:formula="of:=[.I34]*[.H34]/60*2*3.14159/([.$B$12]^5*([.H34]/60)^3*1000)" office:value-type="float" office:value="1.17910528573926" calcext:value-type="float">
            <text:p>1.1791052857</text:p>
          </table:table-cell>
          <table:table-cell table:formula="of:=[.I34]*2*3.14159*[.H34]/60" office:value-type="float" office:value="38.955716" calcext:value-type="float">
            <text:p>38.955716</text:p>
          </table:table-cell>
          <table:table-cell table:formula="of:=1.5*1000*([.H34]/60)^3*[.$B$12]^5" office:value-type="float" office:value="49.5575541105" calcext:value-type="float">
            <text:p>49.5575541105</text:p>
          </table:table-cell>
        </table:table-row>
        <table:table-row table:style-name="ro1">
          <table:table-cell table:style-name="ce12"/>
          <table:table-cell table:number-columns-repeated="6"/>
          <table:table-cell table:style-name="ce3" office:value-type="float" office:value="800" calcext:value-type="float">
            <text:p>8.00E+002</text:p>
          </table:table-cell>
          <table:table-cell table:style-name="ce5" office:value-type="float" office:value="0.9" calcext:value-type="float">
            <text:p>0.9</text:p>
          </table:table-cell>
          <table:table-cell table:style-name="ce5" table:formula="of:=[.I35]*[.H35]/60*2*3.14159/([.$B$12]^5*([.H35]/60)^3*1000)" office:value-type="float" office:value="0.962777501460485" calcext:value-type="float">
            <text:p>0.9627775015</text:p>
          </table:table-cell>
          <table:table-cell table:formula="of:=[.I35]*2*3.14159*[.H35]/60" office:value-type="float" office:value="75.39816" calcext:value-type="float">
            <text:p>75.39816</text:p>
          </table:table-cell>
          <table:table-cell table:formula="of:=1.5*1000*([.H35]/60)^3*[.$B$12]^5" office:value-type="float" office:value="117.469757891556" calcext:value-type="float">
            <text:p>117.4697578916</text:p>
          </table:table-cell>
        </table:table-row>
        <table:table-row table:style-name="ro1">
          <table:table-cell table:style-name="ce12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  <table:table-cell table:style-name="ce5" table:formula="of:=[.I36]*[.H36]/60*2*3.14159/([.$B$12]^5*([.H36]/60)^3*1000)" office:value-type="float" office:value="1.23615876730729" calcext:value-type="float">
            <text:p>1.2361587673</text:p>
          </table:table-cell>
          <table:table-cell table:formula="of:=[.I36]*2*3.14159*[.H36]/60" office:value-type="float" office:value="40.84067" calcext:value-type="float">
            <text:p>40.84067</text:p>
          </table:table-cell>
          <table:table-cell table:formula="of:=1.5*1000*([.H36]/60)^3*[.$B$12]^5" office:value-type="float" office:value="49.5575541105" calcext:value-type="float">
            <text:p>49.5575541105</text:p>
          </table:table-cell>
        </table:table-row>
        <table:table-row table:style-name="ro2">
          <table:table-cell table:style-name="ce12" office:value-type="string" calcext:value-type="string">
            <text:p>Vol fraction</text:p>
          </table:table-cell>
          <table:table-cell table:formula="of:=[.B36]*[.B2]/[.B3]*(1+[.B2]/[.B3]*[.B36]-[.B36])^(-1)" office:value-type="float" office:value="0.0509132323786223" calcext:value-type="float">
            <text:p>0.0509132324</text:p>
          </table:table-cell>
          <table:table-cell table:formula="of:=[.B37]" office:value-type="float" office:value="0.0509132323786223" calcext:value-type="float">
            <text:p>0.0509132324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Vol of particles</text:p>
          </table:table-cell>
          <table:table-cell table:formula="of:=[.C37]*[.B16]" office:value-type="float" office:value="0.00194445894653374" calcext:value-type="float">
            <text:p>0.0019444589</text:p>
          </table:table-cell>
          <table:table-cell table:number-columns-repeated="10"/>
        </table:table-row>
        <table:table-row table:style-name="ro2">
          <table:table-cell/>
          <table:table-cell table:formula="of:=[.B37]*([.B6])*([.B3]-[.B2])*[.B11]" office:value-type="float" office:value="235.717087912853" calcext:value-type="float">
            <text:p>235.7170879129</text:p>
          </table:table-cell>
          <table:table-cell table:number-columns-repeated="10"/>
        </table:table-row>
        <table:table-row table:style-name="ro1">
          <table:table-cell table:style-name="ce3" table:number-columns-repeated="2"/>
          <table:table-cell table:number-columns-repeated="10"/>
        </table:table-row>
        <table:table-row table:style-name="ro1">
          <table:table-cell table:style-name="ce3" table:number-columns-repeated="2"/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Re</text:p>
          </table:table-cell>
          <table:table-cell office:value-type="string" calcext:value-type="string">
            <text:p>Kolmogorov scale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Zwiettering</text:p>
          </table:table-cell>
          <table:table-cell table:style-name="ce3"/>
          <table:table-cell/>
          <table:table-cell office:value-type="float" office:value="50" calcext:value-type="float">
            <text:p>50</text:p>
          </table:table-cell>
          <table:table-cell table:formula="of:=[.$B$12]*[.$B$12]*[.$B$2]*[.D42]/60/[.$B$4]" office:value-type="float" office:value="324.461716666667" calcext:value-type="float">
            <text:p>324.4617166667</text:p>
          </table:table-cell>
          <table:table-cell table:formula="of:=[.$B$12]/([.E42])^(0.75)" office:value-type="float" office:value="0.00166123519966643" calcext:value-type="float">
            <text:p>0.001661235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float" office:value="4.4" calcext:value-type="float">
            <text:p>4.40E+0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12]*[.$B$12]*[.$B$2]*[.D43]/60/[.$B$4]" office:value-type="float" office:value="648.923433333333" calcext:value-type="float">
            <text:p>648.9234333333</text:p>
          </table:table-cell>
          <table:table-cell table:formula="of:=[.$B$12]/([.E43])^(0.75)" office:value-type="float" office:value="0.00098777635956814" calcext:value-type="float">
            <text:p>0.0009877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12]*[.$B$12]*[.$B$2]*[.D44]/60/[.$B$4]" office:value-type="float" office:value="1297.84686666667" calcext:value-type="float">
            <text:p>1297.8468666667</text:p>
          </table:table-cell>
          <table:table-cell table:formula="of:=[.$B$12]/([.E44])^(0.75)" office:value-type="float" office:value="0.000587335337414959" calcext:value-type="float">
            <text:p>0.0005873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p</text:p>
          </table:table-cell>
          <table:table-cell table:formula="of:=[.B3]" office:value-type="float" office:value="2500" calcext:value-type="float">
            <text:p>250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$B$12]*[.$B$12]*[.$B$2]*[.D45]/60/[.$B$4]" office:value-type="float" office:value="1946.7703" calcext:value-type="float">
            <text:p>1946.7703</text:p>
          </table:table-cell>
          <table:table-cell table:formula="of:=[.$B$12]/([.E45])^(0.75)" office:value-type="float" office:value="0.000433328932478816" calcext:value-type="float">
            <text:p>0.0004333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l</text:p>
          </table:table-cell>
          <table:table-cell table:formula="of:=[.B2]" office:value-type="float" office:value="1207" calcext:value-type="float">
            <text:p>1207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B$12]*[.$B$12]*[.$B$2]*[.D46]/60/[.$B$4]" office:value-type="float" office:value="2595.69373333333" calcext:value-type="float">
            <text:p>2595.6937333333</text:p>
          </table:table-cell>
          <table:table-cell table:formula="of:=[.$B$12]/([.E46])^(0.75)" office:value-type="float" office:value="0.000349231681073197" calcext:value-type="float">
            <text:p>0.000349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formula="of:=[.B6]" office:value-type="float" office:value="9.81" calcext:value-type="float">
            <text:p>9.8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12]*[.$B$12]*[.$B$2]*[.D47]/60/[.$B$4]" office:value-type="float" office:value="3244.61716666667" calcext:value-type="float">
            <text:p>3244.6171666667</text:p>
          </table:table-cell>
          <table:table-cell table:formula="of:=[.$B$12]/([.E47])^(0.75)" office:value-type="float" office:value="0.000295414035079871" calcext:value-type="float">
            <text:p>0.000295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[.B12]" office:value-type="float" office:value="0.127" calcext:value-type="float">
            <text:p>0.127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$B$12]*[.$B$12]*[.$B$2]*[.D48]/60/[.$B$4]" office:value-type="float" office:value="3569.07888333333" calcext:value-type="float">
            <text:p>3569.0788833333</text:p>
          </table:table-cell>
          <table:table-cell table:formula="of:=[.$B$12]/([.E48])^(0.75)" office:value-type="float" office:value="0.000275034142975425" calcext:value-type="float">
            <text:p>0.0002750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</text:p>
          </table:table-cell>
          <table:table-cell table:formula="of:=[.B4]/[.B2]" office:value-type="float" office:value="0.0000414250207125104" calcext:value-type="float">
            <text:p>0.0000414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$B$12]*[.$B$12]*[.$B$2]*[.D49]/60/[.$B$4]" office:value-type="float" office:value="4542.46403333333" calcext:value-type="float">
            <text:p>4542.4640333333</text:p>
          </table:table-cell>
          <table:table-cell table:formula="of:=[.$B$12]/([.E49])^(0.75)" office:value-type="float" office:value="0.000229527696381815" calcext:value-type="float">
            <text:p>0.0002295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table:formula="of:=[.B36]/(1-[.B36])" office:value-type="float" office:value="0.111111111111111" calcext:value-type="float">
            <text:p>0.1111111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s – RPS</text:p>
          </table:table-cell>
          <table:table-cell table:formula="of:=[.B43]*([.B49])^(0.1)*((([.B45]-[.B46])*[.B47])/[.B46])^(0.45)*[.B44]^(0.2)*[.B50]^(0.1)*[.B48]^(-0.85)" office:value-type="float" office:value="6.70884726994537" calcext:value-type="float">
            <text:p>6.70884726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s</text:p>
          </table:table-cell>
          <table:table-cell table:formula="of:=[.B51]*60" office:value-type="float" office:value="402.530836196722" calcext:value-type="float">
            <text:p>402.5308361967</text:p>
          </table:table-cell>
          <table:table-cell table:number-columns-repeated="10"/>
        </table:table-row>
        <table:table-row table:style-name="ro1" table:number-rows-repeated="104852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b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26" calcext:value-type="float">
            <text:p>0.0026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3.989705" calcext:value-type="float">
            <text:p>3.989705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00405262" calcext:value-type="float">
            <text:p>0.0040526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524" calcext:value-type="float">
            <text:p>0.0011363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to down tank</text:p>
          </table:table-cell>
          <table:table-cell table:formula="of:=[.B11]/[.E12]" office:value-type="float" office:value="90.0651923940562" calcext:value-type="float">
            <text:p>90.06519239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0101576933632938" calcext:value-type="float">
            <text:p>0.0010157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5.806" calcext:value-type="float">
            <text:p>225.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92027720799157" calcext:value-type="float">
            <text:p>9.2027720799157E-009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3782.34384703274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19809.6996680524" calcext:value-type="float">
            <text:p>1981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18197.3946496903" calcext:value-type="float">
            <text:p>18197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7041.3294206969" calcext:value-type="float">
            <text:p>1704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0938888888888889" calcext:value-type="float">
            <text:p>0.0009388889</text:p>
          </table:table-cell>
          <table:table-cell office:value-type="float" office:value="0.8" calcext:value-type="float">
            <text:p>0.8</text:p>
          </table:table-cell>
          <table:table-cell table:formula="of:=2.65*([.C23]+1)-(5.3-3.5*[.C23])*[.C23]*[.C23]*EXP(-(1.5-LOG([.$B$21];10)/2))" office:value-type="float" office:value="4.75921928480146" calcext:value-type="float">
            <text:p>4.7592192848</text:p>
          </table:table-cell>
          <table:table-cell table:formula="of:=[.B23]/([.C23])^(-[.D23])" office:value-type="float" office:value="0.000324637134819159" calcext:value-type="float">
            <text:p>0.0003246371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6059.2539418865" calcext:value-type="float">
            <text:p>1605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5131.3086075774" calcext:value-type="float">
            <text:p>1513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2.8921179624503" calcext:value-type="float">
            <text:p>2.8921179625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4162.7656648923" calcext:value-type="float">
            <text:p>141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style-name="ce3" table:formula="of:=PI()*[.B8]/2 * SQRT([.B3]/[.B19] *2 * (1+[.B20])) / (0.1631*[.B20] + 0.8756)" office:value-type="float" office:value="0.0000352338418920609" calcext:value-type="float">
            <text:p>3.52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2989.3014608806" calcext:value-type="float">
            <text:p>1298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2" calcext:value-type="float">
            <text:p>2.00E-006</text:p>
          </table:table-cell>
          <table:table-cell table:formula="of:=[.B27]/[.B26]" office:value-type="float" office:value="0.056763608298153" calcext:value-type="float">
            <text:p>0.0567636083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0483.8490582461" calcext:value-type="float">
            <text:p>1048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4]/(1-[.C24])*[.B2]/[.B3]*[.E23]" office:value-type="float" office:value="0.000102260697468035" calcext:value-type="float">
            <text:p>0.0001022607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96.6609723238624" calcext:value-type="float">
            <text:p>9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27753.907291279" calcext:value-type="float">
            <text:p>12775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0" calcext:value-type="float">
            <text:p>1.00E+00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230069301997892" calcext:value-type="float">
            <text:p>2.30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225697985259933" calcext:value-type="float">
            <text:p>0.00022569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0585774058577406" calcext:value-type="float">
            <text:p>0.0585774059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Vol of particles</text:p>
          </table:table-cell>
          <table:table-cell table:formula="of:=[.C37]*[.B16]" office:value-type="float" office:value="0.00190958112035938" calcext:value-type="float">
            <text:p>0.0019095811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Tank volume</text:p>
          </table:table-cell>
          <table:table-cell table:formula="of:=[.B10]*[.B10]/4*3.14159*[.B11]" office:value-type="float" office:value="0.0381916224071875" calcext:value-type="float">
            <text:p>0.0381916224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ss of particles</text:p>
          </table:table-cell>
          <table:table-cell table:style-name="ce3" table:formula="of:=[.B38]*[.B3]" office:value-type="float" office:value="4.77395280089844" calcext:value-type="float">
            <text:p>4.77E+000</text:p>
          </table:table-cell>
          <table:table-cell table:style-name="ce3"/>
          <table:table-cell table:style-name="ce5" office:value-type="string" calcext:value-type="string">
            <text:p>Velocity RPS</text:p>
          </table:table-cell>
          <table:table-cell table:style-name="ce5" office:value-type="string" calcext:value-type="string">
            <text:p>Stokes number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Delta P theorique</text:p>
          </table:table-cell>
          <table:table-cell table:style-name="ce3" table:formula="of:=[.B37]*([.B3]-[.B2])*[.B6]*[.B11]" office:value-type="float" office:value="230.719707112971" calcext:value-type="float">
            <text:p>2.31E+002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5" table:formula="of:=[.$B$3]*[.$B$8]*[.$B$8]/18/[.$B$4]*[.D41]" office:value-type="float" office:value="0.000938888888888889" calcext:value-type="float">
            <text:p>0.0009388889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1.66" calcext:value-type="float">
            <text:p>11.66</text:p>
          </table:table-cell>
          <table:table-cell table:style-name="ce5" table:formula="of:=[.$B$3]*[.$B$8]*[.$B$8]/18/[.$B$4]*[.D42]" office:value-type="float" office:value="0.0109474444444444" calcext:value-type="float">
            <text:p>0.0109474444</text:p>
          </table:table-cell>
          <table:table-cell table:number-columns-repeated="7"/>
        </table:table-row>
        <table:table-row table:style-name="ro1">
          <table:table-cell table:style-name="ce3"/>
          <table:table-cell/>
          <table:table-cell table:style-name="ce3"/>
          <table:table-cell table:style-name="ce5" office:value-type="float" office:value="100" calcext:value-type="float">
            <text:p>100</text:p>
          </table:table-cell>
          <table:table-cell table:style-name="ce5" table:formula="of:=[.$B$3]*[.$B$8]*[.$B$8]/18/[.$B$4]*[.D43]" office:value-type="float" office:value="0.0938888888888889" calcext:value-type="float">
            <text:p>0.0938888889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ergun" table:style-name="ta1">
        <office:forms form:automatic-focus="false" form:apply-design-mode="false"/>
        <table:table-column table:style-name="co1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001" calcext:value-type="float">
            <text:p>1.00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40.8333333333" calcext:value-type="float">
            <text:p>13440.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111111111111111" calcext:value-type="float">
            <text:p>0.1111111111</text:p>
          </table:table-cell>
          <table:table-cell office:value-type="float" office:value="0.3" calcext:value-type="float">
            <text:p>0.3</text:p>
          </table:table-cell>
          <table:table-cell table:formula="of:=2.65*([.C23]+1)-(5.3-3.5*[.C23])*[.C23]*[.C23]*EXP(-(1.5-LOG([.$B$21];10)/2))" office:value-type="float" office:value="3.44242273527285" calcext:value-type="float">
            <text:p>3.4424227353</text:p>
          </table:table-cell>
          <table:table-cell table:formula="of:=[.B23]/([.C23])^(-[.D23])" office:value-type="float" office:value="0.00176111538074884" calcext:value-type="float">
            <text:p>0.0017611154</text:p>
          </table:table-cell>
          <table:table-cell/>
          <table:table-cell table:style-name="ce3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3.0913296912242" calcext:value-type="float">
            <text:p>63.09132969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bility fluid</text:p>
          </table:table-cell>
          <table:table-cell table:formula="of:=[.C23]/(1-[.C23])*[.B2]/[.B3]*[.E23]" office:value-type="float" office:value="0.000377381867303324" calcext:value-type="float">
            <text:p>0.000377381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11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ribbon-singlePhase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([.F2]/60)*[.$B$12]*[.$B$12]*[.$B$2]/[.E2]" office:value-type="float" office:value="0.00285833333333333" calcext:value-type="float">
            <text:p>0.0028583333</text:p>
          </table:table-cell>
          <table:table-cell table:formula="of:=[.$B$12]/[.G2]^(0.75)*3.1416" office:value-type="float" office:value="88.9476087554758" calcext:value-type="float">
            <text:p>88.9476087555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formula="of:=([.F3]/60)*[.$B$12]*[.$B$12]*[.$B$2]/[.E3]" office:value-type="float" office:value="0.0142916666666667" calcext:value-type="float">
            <text:p>0.0142916667</text:p>
          </table:table-cell>
          <table:table-cell table:formula="of:=[.$B$12]/[.G3]^(0.75)*3.1416" office:value-type="float" office:value="26.6015396690085" calcext:value-type="float">
            <text:p>26.601539669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([.F4]/60)*[.$B$12]*[.$B$12]*[.$B$2]/[.E4]" office:value-type="float" office:value="0.0285833333333333" calcext:value-type="float">
            <text:p>0.0285833333</text:p>
          </table:table-cell>
          <table:table-cell table:formula="of:=[.$B$12]/[.G4]^(0.75)*3.1416" office:value-type="float" office:value="15.817370122206" calcext:value-type="float">
            <text:p>15.8173701222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([.F5]/60)*[.$B$12]*[.$B$12]*[.$B$2]/[.E5]" office:value-type="float" office:value="0.142916666666667" calcext:value-type="float">
            <text:p>0.1429166667</text:p>
          </table:table-cell>
          <table:table-cell table:formula="of:=[.$B$12]/[.G5]^(0.75)*3.1416" office:value-type="float" office:value="4.73049702687315" calcext:value-type="float">
            <text:p>4.7304970269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([.F6]/60)*[.$B$12]*[.$B$12]*[.$B$2]/[.E6]" office:value-type="float" office:value="0.285833333333333" calcext:value-type="float">
            <text:p>0.2858333333</text:p>
          </table:table-cell>
          <table:table-cell table:formula="of:=[.$B$12]/[.G6]^(0.75)*3.1416" office:value-type="float" office:value="2.81277036092838" calcext:value-type="float">
            <text:p>2.8127703609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([.F7]/60)*[.$B$12]*[.$B$12]*[.$B$2]/[.E7]" office:value-type="float" office:value="1.42916666666667" calcext:value-type="float">
            <text:p>1.4291666667</text:p>
          </table:table-cell>
          <table:table-cell table:formula="of:=[.$B$12]/[.G7]^(0.75)*3.1416" office:value-type="float" office:value="0.841214546213886" calcext:value-type="float">
            <text:p>0.8412145462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([.F8]/60)*[.$B$12]*[.$B$12]*[.$B$2]/[.E8]" office:value-type="float" office:value="2.85833333333333" calcext:value-type="float">
            <text:p>2.8583333333</text:p>
          </table:table-cell>
          <table:table-cell table:formula="of:=[.$B$12]/[.G8]^(0.75)*3.1416" office:value-type="float" office:value="0.50018916180067" calcext:value-type="float">
            <text:p>0.5001891618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F9]/60)*[.$B$12]*[.$B$12]*[.$B$2]/[.E9]" office:value-type="float" office:value="5.71666666666667" calcext:value-type="float">
            <text:p>5.7166666667</text:p>
          </table:table-cell>
          <table:table-cell table:formula="of:=[.$B$12]/[.G9]^(0.75)*3.1416" office:value-type="float" office:value="0.297414255030302" calcext:value-type="float">
            <text:p>0.297414255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[.F10]/60)*[.$B$12]*[.$B$12]*[.$B$2]/[.E10]" office:value-type="float" office:value="11.4333333333333" calcext:value-type="float">
            <text:p>11.4333333333</text:p>
          </table:table-cell>
          <table:table-cell table:formula="of:=[.$B$12]/[.G10]^(0.75)*3.1416" office:value-type="float" office:value="0.176843574092634" calcext:value-type="float">
            <text:p>0.1768435741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F11]/60)*[.$B$12]*[.$B$12]*[.$B$2]/[.E11]" office:value-type="float" office:value="22.8666666666667" calcext:value-type="float">
            <text:p>22.8666666667</text:p>
          </table:table-cell>
          <table:table-cell table:formula="of:=[.$B$12]/[.G11]^(0.75)*3.1416" office:value-type="float" office:value="0.105151818276736" calcext:value-type="float">
            <text:p>0.1051518183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[.F12]/60)*[.$B$12]*[.$B$12]*[.$B$2]/[.E12]" office:value-type="float" office:value="45.7333333333333" calcext:value-type="float">
            <text:p>45.7333333333</text:p>
          </table:table-cell>
          <table:table-cell table:formula="of:=[.$B$12]/[.G12]^(0.75)*3.1416" office:value-type="float" office:value="0.0625236452250837" calcext:value-type="float">
            <text:p>0.0625236452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[.F13]/60)*[.$B$12]*[.$B$12]*[.$B$2]/[.E13]" office:value-type="float" office:value="91.4666666666667" calcext:value-type="float">
            <text:p>91.4666666667</text:p>
          </table:table-cell>
          <table:table-cell table:formula="of:=[.$B$12]/[.G13]^(0.75)*3.1416" office:value-type="float" office:value="0.0371767818787877" calcext:value-type="float">
            <text:p>0.0371767819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([.F14]/60)*[.$B$12]*[.$B$12]*[.$B$2]/[.E14]" office:value-type="float" office:value="142.916666666667" calcext:value-type="float">
            <text:p>142.9166666667</text:p>
          </table:table-cell>
          <table:table-cell table:formula="of:=[.$B$12]/[.G14]^(0.75)*3.1416" office:value-type="float" office:value="0.0266015396690085" calcext:value-type="float">
            <text:p>0.0266015397</text:p>
          </table:table-cell>
        </table:table-row>
        <table:table-row table:style-name="ro1">
          <table:table-cell table:style-name="ce1" office:value-type="string" calcext:value-type="string">
            <text:p>Re</text:p>
          </table:table-cell>
          <table:table-cell table:formula="of:=[.B14]/60*[.B2]*[.B12]*[.B12]/[.B4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([.F15]/60)*[.$B$12]*[.$B$12]*[.$B$2]/[.E15]" office:value-type="float" office:value="214.375" calcext:value-type="float">
            <text:p>214.375</text:p>
          </table:table-cell>
          <table:table-cell table:formula="of:=[.$B$12]/[.G15]^(0.75)*3.1416" office:value-type="float" office:value="0.0196262953252551" calcext:value-type="float">
            <text:p>0.0196262953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F16]/60)*[.$B$12]*[.$B$12]*[.$B$2]/[.E16]" office:value-type="float" office:value="285.833333333333" calcext:value-type="float">
            <text:p>285.8333333333</text:p>
          </table:table-cell>
          <table:table-cell table:formula="of:=[.$B$12]/[.G16]^(0.75)*3.1416" office:value-type="float" office:value="0.015817370122206" calcext:value-type="float">
            <text:p>0.0158173701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([.F17]/60)*[.$B$12]*[.$B$12]*[.$B$2]/[.E17]" office:value-type="float" office:value="357.291666666667" calcext:value-type="float">
            <text:p>357.2916666667</text:p>
          </table:table-cell>
          <table:table-cell table:formula="of:=[.$B$12]/[.G17]^(0.75)*3.1416" office:value-type="float" office:value="0.0133798661043392" calcext:value-type="float">
            <text:p>0.0133798661</text:p>
          </table:table-cell>
        </table:table-row>
        <table:table-row table:style-name="ro1">
          <table:table-cell table:style-name="ce1"/>
          <table:table-cell table:number-columns-repeated="3"/>
          <table:table-cell table:formula="of:=[.E17]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([.F18]/60)*[.$B$12]*[.$B$12]*[.$B$2]/[.E18]" office:value-type="float" office:value="428.75" calcext:value-type="float">
            <text:p>428.75</text:p>
          </table:table-cell>
          <table:table-cell table:formula="of:=[.$B$12]/[.G18]^(0.75)*3.1416" office:value-type="float" office:value="0.011669865020969" calcext:value-type="float">
            <text:p>0.011669865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formula="of:=[.E18]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formula="of:=([.F19]/60)*[.$B$12]*[.$B$12]*[.$B$2]/[.E19]" office:value-type="float" office:value="500.208333333333" calcext:value-type="float">
            <text:p>500.2083333333</text:p>
          </table:table-cell>
          <table:table-cell table:formula="of:=[.$B$12]/[.G19]^(0.75)*3.1416" office:value-type="float" office:value="0.0103957479338982" calcext:value-type="float">
            <text:p>0.0103957479</text:p>
          </table:table-cell>
        </table:table-row>
        <table:table-row table:style-name="ro1">
          <table:table-cell table:style-name="ce1"/>
          <table:table-cell table:number-columns-repeated="3"/>
          <table:table-cell table:formula="of:=[.E19]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([.F20]/60)*[.$B$12]*[.$B$12]*[.$B$2]/[.E20]" office:value-type="float" office:value="571.666666666667" calcext:value-type="float">
            <text:p>571.6666666667</text:p>
          </table:table-cell>
          <table:table-cell table:formula="of:=[.$B$12]/[.G20]^(0.75)*3.1416" office:value-type="float" office:value="0.00940506454497944" calcext:value-type="float">
            <text:p>0.009405064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bt-SinglePhase" table:style-name="ta1">
        <table:table-column table:style-name="co1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2]/60)*[.$B$12]*[.$B$12]*[.$B$2]/[.E2]" office:value-type="float" office:value="0.752686666666667" calcext:value-type="float">
            <text:p>0.7526866667</text:p>
          </table:table-cell>
          <table:table-cell table:formula="of:=[.$B$12]/[.G2]^(0.75)*3.1416" office:value-type="float" office:value="0.493735031136241" calcext:value-type="float">
            <text:p>0.4937350311</text:p>
          </table:table-cell>
          <table:table-cell table:formula="of:=[.$B$10]/[.H2]" office:value-type="float" office:value="0.739262918330951" calcext:value-type="float">
            <text:p>0.7392629183</text:p>
          </table:table-cell>
          <table:table-cell table:formula="of:=[.F2]/60*[.$B$12]* 2*3.1416" office:value-type="float" office:value="0.01329944" calcext:value-type="float">
            <text:p>0.01329944</text:p>
          </table:table-cell>
          <table:table-cell table:formula="of:=[.$B$27]*[.J2]" office:value-type="float" office:value="0.0000001329944" calcext:value-type="float">
            <text:p>0.000000133</text:p>
          </table:table-cell>
          <table:table-cell table:formula="of:=[.K2]/[.$B$8]*2" office:value-type="float" office:value="0.0000886629333333334" calcext:value-type="float">
            <text:p>8.86629333333334E-005</text:p>
          </table:table-cell>
          <table:table-cell table:formula="of:=1/[.L2]" office:value-type="float" office:value="11278.6703801062" calcext:value-type="float">
            <text:p>11278.6703801062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([.F3]/60)*[.$B$12]*[.$B$12]*[.$B$2]/[.E3]" office:value-type="float" office:value="1.50537333333333" calcext:value-type="float">
            <text:p>1.5053733333</text:p>
          </table:table-cell>
          <table:table-cell table:formula="of:=[.$B$12]/[.G3]^(0.75)*3.1416" office:value-type="float" office:value="0.293576605976654" calcext:value-type="float">
            <text:p>0.293576606</text:p>
          </table:table-cell>
          <table:table-cell table:formula="of:=[.$B$10]/[.H3]" office:value-type="float" office:value="1.24328707590899" calcext:value-type="float">
            <text:p>1.2432870759</text:p>
          </table:table-cell>
          <table:table-cell table:formula="of:=[.F3]/60*[.$B$12]* 2*3.1416" office:value-type="float" office:value="0.02659888" calcext:value-type="float">
            <text:p>0.02659888</text:p>
          </table:table-cell>
          <table:table-cell table:formula="of:=[.$B$27]*[.J3]" office:value-type="float" office:value="0.0000002659888" calcext:value-type="float">
            <text:p>0.000000266</text:p>
          </table:table-cell>
          <table:table-cell table:formula="of:=[.K3]/[.$B$8]*2" office:value-type="float" office:value="0.000177325866666667" calcext:value-type="float">
            <text:p>0.0001773259</text:p>
          </table:table-cell>
          <table:table-cell table:formula="of:=1/[.L3]" office:value-type="float" office:value="5639.33519005311" calcext:value-type="float">
            <text:p>5639.335190053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4]/60)*[.$B$12]*[.$B$12]*[.$B$2]/[.E4]" office:value-type="float" office:value="3.76343333333333" calcext:value-type="float">
            <text:p>3.7634333333</text:p>
          </table:table-cell>
          <table:table-cell table:formula="of:=[.$B$12]/[.G4]^(0.75)*3.1416" office:value-type="float" office:value="0.14766121541116" calcext:value-type="float">
            <text:p>0.1476612154</text:p>
          </table:table-cell>
          <table:table-cell table:formula="of:=[.$B$10]/[.H4]" office:value-type="float" office:value="2.471874547312" calcext:value-type="float">
            <text:p>2.4718745473</text:p>
          </table:table-cell>
          <table:table-cell table:formula="of:=[.F4]/60*[.$B$12]* 2*3.1416" office:value-type="float" office:value="0.0664972" calcext:value-type="float">
            <text:p>0.0664972</text:p>
          </table:table-cell>
          <table:table-cell table:formula="of:=[.$B$27]*[.J4]" office:value-type="float" office:value="0.000000664972" calcext:value-type="float">
            <text:p>0.000000665</text:p>
          </table:table-cell>
          <table:table-cell table:formula="of:=[.K4]/[.$B$8]*2" office:value-type="float" office:value="0.000443314666666667" calcext:value-type="float">
            <text:p>0.0004433147</text:p>
          </table:table-cell>
          <table:table-cell table:formula="of:=1/[.L4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5]/60)*[.$B$12]*[.$B$12]*[.$B$2]/[.E5]" office:value-type="float" office:value="7.52686666666667" calcext:value-type="float">
            <text:p>7.5268666667</text:p>
          </table:table-cell>
          <table:table-cell table:formula="of:=[.$B$12]/[.G5]^(0.75)*3.1416" office:value-type="float" office:value="0.0877998839884503" calcext:value-type="float">
            <text:p>0.087799884</text:p>
          </table:table-cell>
          <table:table-cell table:formula="of:=[.$B$10]/[.H5]" office:value-type="float" office:value="4.15718089158312" calcext:value-type="float">
            <text:p>4.1571808916</text:p>
          </table:table-cell>
          <table:table-cell table:formula="of:=[.F5]/60*[.$B$12]* 2*3.1416" office:value-type="float" office:value="0.1329944" calcext:value-type="float">
            <text:p>0.1329944</text:p>
          </table:table-cell>
          <table:table-cell table:formula="of:=[.$B$27]*[.J5]" office:value-type="float" office:value="0.000001329944" calcext:value-type="float">
            <text:p>1.329944E-006</text:p>
          </table:table-cell>
          <table:table-cell table:formula="of:=[.K5]/[.$B$8]*2" office:value-type="float" office:value="0.000886629333333334" calcext:value-type="float">
            <text:p>0.0008866293</text:p>
          </table:table-cell>
          <table:table-cell table:formula="of:=1/[.L5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6]/60)*[.$B$12]*[.$B$12]*[.$B$2]/[.E6]" office:value-type="float" office:value="18.8171666666667" calcext:value-type="float">
            <text:p>18.8171666667</text:p>
          </table:table-cell>
          <table:table-cell table:formula="of:=[.$B$12]/[.G6]^(0.75)*3.1416" office:value-type="float" office:value="0.0441610036997444" calcext:value-type="float">
            <text:p>0.0441610037</text:p>
          </table:table-cell>
          <table:table-cell table:formula="of:=[.$B$10]/[.H6]" office:value-type="float" office:value="8.2652106931644" calcext:value-type="float">
            <text:p>8.2652106932</text:p>
          </table:table-cell>
          <table:table-cell table:formula="of:=[.F6]/60*[.$B$12]* 2*3.1416" office:value-type="float" office:value="0.332486" calcext:value-type="float">
            <text:p>0.332486</text:p>
          </table:table-cell>
          <table:table-cell table:formula="of:=[.$B$27]*[.J6]" office:value-type="float" office:value="0.00000332486" calcext:value-type="float">
            <text:p>3.32486E-006</text:p>
          </table:table-cell>
          <table:table-cell table:formula="of:=[.K6]/[.$B$8]*2" office:value-type="float" office:value="0.00221657333333333" calcext:value-type="float">
            <text:p>0.0022165733</text:p>
          </table:table-cell>
          <table:table-cell table:formula="of:=1/[.L6]" office:value-type="float" office:value="451.146815204249" calcext:value-type="float">
            <text:p>451.1468152043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7]/60)*[.$B$12]*[.$B$12]*[.$B$2]/[.E7]" office:value-type="float" office:value="37.6343333333333" calcext:value-type="float">
            <text:p>37.6343333333</text:p>
          </table:table-cell>
          <table:table-cell table:formula="of:=[.$B$12]/[.G7]^(0.75)*3.1416" office:value-type="float" office:value="0.0262582899026987" calcext:value-type="float">
            <text:p>0.0262582899</text:p>
          </table:table-cell>
          <table:table-cell table:formula="of:=[.$B$10]/[.H7]" office:value-type="float" office:value="13.9003720863972" calcext:value-type="float">
            <text:p>13.9003720864</text:p>
          </table:table-cell>
          <table:table-cell table:formula="of:=[.F7]/60*[.$B$12]* 2*3.1416" office:value-type="float" office:value="0.664972" calcext:value-type="float">
            <text:p>0.664972</text:p>
          </table:table-cell>
          <table:table-cell table:formula="of:=[.$B$27]*[.J7]" office:value-type="float" office:value="0.00000664972" calcext:value-type="float">
            <text:p>6.64972E-006</text:p>
          </table:table-cell>
          <table:table-cell table:formula="of:=[.K7]/[.$B$8]*2" office:value-type="float" office:value="0.00443314666666667" calcext:value-type="float">
            <text:p>0.0044331467</text:p>
          </table:table-cell>
          <table:table-cell table:formula="of:=1/[.L7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8]/60)*[.$B$12]*[.$B$12]*[.$B$2]/[.E8]" office:value-type="float" office:value="75.2686666666667" calcext:value-type="float">
            <text:p>75.2686666667</text:p>
          </table:table-cell>
          <table:table-cell table:formula="of:=[.$B$12]/[.G8]^(0.75)*3.1416" office:value-type="float" office:value="0.0156132725900467" calcext:value-type="float">
            <text:p>0.0156132726</text:p>
          </table:table-cell>
          <table:table-cell table:formula="of:=[.$B$10]/[.H8]" office:value-type="float" office:value="23.3775461162885" calcext:value-type="float">
            <text:p>23.377546116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9]/60)*[.$B$12]*[.$B$12]*[.$B$2]/[.E9]" office:value-type="float" office:value="112.903" calcext:value-type="float">
            <text:p>112.903</text:p>
          </table:table-cell>
          <table:table-cell table:formula="of:=[.$B$12]/[.G9]^(0.75)*3.1416" office:value-type="float" office:value="0.0115192843218382" calcext:value-type="float">
            <text:p>0.0115192843</text:p>
          </table:table-cell>
          <table:table-cell table:formula="of:=[.$B$10]/[.H9]" office:value-type="float" office:value="31.6859962652397" calcext:value-type="float">
            <text:p>31.6859962652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10]/60)*[.$B$12]*[.$B$12]*[.$B$2]/[.E10]" office:value-type="float" office:value="150.537333333333" calcext:value-type="float">
            <text:p>150.5373333333</text:p>
          </table:table-cell>
          <table:table-cell table:formula="of:=[.$B$12]/[.G10]^(0.75)*3.1416" office:value-type="float" office:value="0.00928370742628027" calcext:value-type="float">
            <text:p>0.0092837074</text:p>
          </table:table-cell>
          <table:table-cell table:formula="of:=[.$B$10]/[.H10]" office:value-type="float" office:value="39.3161894532307" calcext:value-type="float">
            <text:p>39.31618945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11]/60)*[.$B$12]*[.$B$12]*[.$B$2]/[.E11]" office:value-type="float" office:value="188.171666666667" calcext:value-type="float">
            <text:p>188.1716666667</text:p>
          </table:table-cell>
          <table:table-cell table:formula="of:=[.$B$12]/[.G11]^(0.75)*3.1416" office:value-type="float" office:value="0.00785306036059081" calcext:value-type="float">
            <text:p>0.0078530604</text:p>
          </table:table-cell>
          <table:table-cell table:formula="of:=[.$B$10]/[.H11]" office:value-type="float" office:value="46.4786953417151" calcext:value-type="float">
            <text:p>46.4786953417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12]/60)*[.$B$12]*[.$B$12]*[.$B$2]/[.E12]" office:value-type="float" office:value="225.806" calcext:value-type="float">
            <text:p>225.806</text:p>
          </table:table-cell>
          <table:table-cell table:formula="of:=[.$B$12]/[.G12]^(0.75)*3.1416" office:value-type="float" office:value="0.00684940743763465" calcext:value-type="float">
            <text:p>0.0068494074</text:p>
          </table:table-cell>
          <table:table-cell table:formula="of:=[.$B$10]/[.H12]" office:value-type="float" office:value="53.2892813463653" calcext:value-type="float">
            <text:p>53.2892813464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1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11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shearSuspension2" table:style-name="ta1"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4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8"/>
          <table:table-cell table:formula="of:=[.H12]+0.05" office:value-type="float" office:value="0.05" calcext:value-type="float">
            <text:p>0.05</text:p>
          </table:table-cell>
          <table:table-cell table:style-name="ce8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8"/>
          <table:table-cell table:formula="of:=[.H13]+0.05" office:value-type="float" office:value="0.1" calcext:value-type="float">
            <text:p>0.1</text:p>
          </table:table-cell>
          <table:table-cell table:style-name="ce8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8"/>
          <table:table-cell table:formula="of:=[.H14]+0.05" office:value-type="float" office:value="0.15" calcext:value-type="float">
            <text:p>0.15</text:p>
          </table:table-cell>
          <table:table-cell table:style-name="ce8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8"/>
          <table:table-cell table:formula="of:=[.H15]+0.05" office:value-type="float" office:value="0.2" calcext:value-type="float">
            <text:p>0.2</text:p>
          </table:table-cell>
          <table:table-cell table:style-name="ce8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8"/>
          <table:table-cell table:formula="of:=[.H16]+0.05" office:value-type="float" office:value="0.25" calcext:value-type="float">
            <text:p>0.25</text:p>
          </table:table-cell>
          <table:table-cell table:style-name="ce8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16"/>
          <table:table-cell table:formula="of:=[.H17]+0.05" office:value-type="float" office:value="0.3" calcext:value-type="float">
            <text:p>0.3</text:p>
          </table:table-cell>
          <table:table-cell table:style-name="ce8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8"/>
          <table:table-cell table:formula="of:=[.H18]+0.05" office:value-type="float" office:value="0.35" calcext:value-type="float">
            <text:p>0.35</text:p>
          </table:table-cell>
          <table:table-cell table:style-name="ce8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8"/>
          <table:table-cell table:formula="of:=[.H19]+0.05" office:value-type="float" office:value="0.4" calcext:value-type="float">
            <text:p>0.4</text:p>
          </table:table-cell>
          <table:table-cell table:style-name="ce8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8"/>
          <table:table-cell table:formula="of:=[.H20]+0.05" office:value-type="float" office:value="0.45" calcext:value-type="float">
            <text:p>0.45</text:p>
          </table:table-cell>
          <table:table-cell table:style-name="ce8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217777777777778" calcext:value-type="float">
            <text:p>2.18E-004</text:p>
          </table:table-cell>
          <table:table-cell table:style-name="ce8"/>
          <table:table-cell table:formula="of:=[.H21]+0.05" office:value-type="float" office:value="0.5" calcext:value-type="float">
            <text:p>0.5</text:p>
          </table:table-cell>
          <table:table-cell table:style-name="ce8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5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6" calcext:value-type="float">
            <text:p>91.8367346939</text:p>
          </table:table-cell>
          <table:table-cell table:style-name="ce8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4" calcext:value-type="float">
            <text:p>7.45283950617284E-005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3" calcext:value-type="float">
            <text:p>0.6428571429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3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3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ar resuspension" table:style-name="ta1"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4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17" table:formula="of:=([.B3]-[.B2])*2*[.B6]*[.B8]*[.B8]/36/[.B5]" office:value-type="float" office:value="0.0000347222222222222" calcext:value-type="float">
            <text:p>3.47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5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39" calcext:value-type="float">
            <text:p>3055.7749073644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3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6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ayleighTaylor" table:style-name="ta1">
        <table:table-column table:style-name="co9" table:default-cell-style-name="ce1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couetteVisc" table:style-name="ta1">
        <table:table-column table:style-name="co3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0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4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0000001" calcext:value-type="float">
            <text:p>73895.625000000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7" calcext:value-type="float">
            <text:p>16.5408019937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5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SmallGapVisc" table:style-name="ta1">
        <table:table-column table:style-name="co3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0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4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5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ateViscometer" table:style-name="ta1">
        <table:table-column table:style-name="co3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4" office:value-type="float" office:value="0.001" calcext:value-type="float">
            <text:p>1.0000E-00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1]/[.B13]/[.B1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5" calcext:value-type="float">
            <text:p>0.00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596.831036594608" calcext:value-type="float">
            <text:p>596.8310365946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1" calcext:value-type="float">
            <text:p>0.001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193.66207318922" calcext:value-type="float">
            <text:p>1193.6620731892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1790.49310978382" calcext:value-type="float">
            <text:p>1790.4931097838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1" calcext:value-type="float">
            <text:p>0.1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2387.32414637843" calcext:value-type="float">
            <text:p>2387.3241463784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25" calcext:value-type="float">
            <text:p>0.000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2984.15518297304" calcext:value-type="float">
            <text:p>2984.155182973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5" calcext:value-type="float">
            <text:p>0.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0.1" calcext:value-type="float">
            <text:p>0.1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3580.98621956765" calcext:value-type="float">
            <text:p>3580.9862195677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1.9366207318922" calcext:value-type="float">
            <text:p>11.9366207319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4177.81725616225" calcext:value-type="float">
            <text:p>4177.8172561623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4774.64829275686" calcext:value-type="float">
            <text:p>4774.6482927569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5371.47932935147" calcext:value-type="float">
            <text:p>5371.4793293515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5968.31036594608" calcext:value-type="float">
            <text:p>5968.3103659461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5" table:formula="of:=[.B21]/[.B22]*[.B4]" office:value-type="float" office:value="5968.31036594608" calcext:value-type="float">
            <text:p>5.968E+003</text:p>
          </table:table-cell>
          <table:table-cell table:number-columns-repeated="3"/>
          <table:table-cell table:style-name="ce8"/>
          <table:table-cell office:value-type="float" office:value="0.55" calcext:value-type="float">
            <text:p>0.55</text:p>
          </table:table-cell>
          <table:table-cell table:formula="of:=[.$B$23]*[.G23]/[.$B$4]" office:value-type="float" office:value="6565.14140254069" calcext:value-type="float">
            <text:p>6565.14140254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523598775598299" calcext:value-type="float">
            <text:p>5.23598775598299E-007</text:p>
          </table:table-cell>
          <table:table-cell table:number-columns-repeated="3"/>
          <table:table-cell table:style-name="ce8"/>
          <table:table-cell office:value-type="float" office:value="0.575" calcext:value-type="float">
            <text:p>0.575</text:p>
          </table:table-cell>
          <table:table-cell table:formula="of:=[.$B$23]*[.G24]/[.$B$4]" office:value-type="float" office:value="6863.55692083799" calcext:value-type="float">
            <text:p>6863.556920838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office:value-type="float" office:value="0.6" calcext:value-type="float">
            <text:p>0.6</text:p>
          </table:table-cell>
          <table:table-cell table:formula="of:=[.$B$23]*[.G25]/[.$B$4]" office:value-type="float" office:value="7161.97243913529" calcext:value-type="float">
            <text:p>7161.97243913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office:value-type="float" office:value="0.61" calcext:value-type="float">
            <text:p>0.61</text:p>
          </table:table-cell>
          <table:table-cell table:formula="of:=[.$B$23]*[.G26]/[.$B$4]" office:value-type="float" office:value="7281.33864645421" calcext:value-type="float">
            <text:p>7281.33864645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 office:value-type="float" office:value="0.62" calcext:value-type="float">
            <text:p>6.20E-001</text:p>
          </table:table-cell>
          <table:table-cell table:formula="of:=[.$B$23]*[.G27]/[.$B$4]" office:value-type="float" office:value="7400.70485377314" calcext:value-type="float">
            <text:p>7400.704853773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[.$B$23]*[.G28]/[.$B$4]" office:value-type="float" office:value="7520.07106109206" calcext:value-type="float">
            <text:p>7520.071061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0555555555555556" calcext:value-type="float">
            <text:p>5.55555555555556E-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formula="of:=2.65*([.E32]+1)-(5.3-3.5*[.E32])*[.E32]*[.E32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32]^(2-[.G32])" office:value-type="float" office:value="1" calcext:value-type="float">
            <text:p>1</text:p>
          </table:table-cell>
          <table:table-cell table:formula="of:=[.B29]/[.H32]" office:value-type="float" office:value="0.0000555555555555556" calcext:value-type="float">
            <text:p>5.55555555555556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428535350373727" calcext:value-type="float">
            <text:p>4.28535350373727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523598775598299" calcext:value-type="float">
            <text:p>5.24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hillips" table:style-name="ta1">
        <table:table-column table:style-name="co9" table:default-cell-style-name="Default"/>
        <table:table-column table:style-name="co17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5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tlow" table:style-name="ta1"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4" table:formula="of:=[.B5]/[.B2]" office:value-type="float" office:value="0.0000846023688663282" calcext:value-type="float">
            <text:p>8.4602E-0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23495.3570526609" calcext:value-type="float">
            <text:p>23495.35705266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18796.2856421287" calcext:value-type="float">
            <text:p>18796.28564212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/18" office:value-type="float" office:value="0.00147159591" calcext:value-type="float">
            <text:p>0.0014715959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14097.2142315965" calcext:value-type="float">
            <text:p>14097.21423159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9398.14282106435" calcext:value-type="float">
            <text:p>9398.14282106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234211763310316" calcext:value-type="float">
            <text:p>0.0002342118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4699.07141053217" calcext:value-type="float">
            <text:p>4699.071410532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711539671969929" calcext:value-type="float">
            <text:p>0.711539672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8.27040099684487" calcext:value-type="float">
            <text:p>8.2704009968</text:p>
          </table:table-cell>
          <table:table-cell table:style-name="ce16"/>
          <table:table-cell table:number-columns-repeated="4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825422053804182" calcext:value-type="float">
            <text:p>8.25422053804182E-005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5" table:formula="of:=[.B21]/[.B22]*[.B4]" office:value-type="float" office:value="23495.3570526609" calcext:value-type="float">
            <text:p>2.350E+004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4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pling stability criteria</text:p>
          </table:table-cell>
          <table:table-cell table:formula="of:=[.B8]*[.B8]*[.B3]/(18*[.B5])" office:value-type="float" office:value="0.00147159591" calcext:value-type="float">
            <text:p>0.0014715959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[.B30]/([.C30])^(-[.D30])" office:value-type="float" office:value="0.00147159591" calcext:value-type="float">
            <text:p>0.0014715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id stabil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6] *2 * (1+[.B27])) / (0.1631*[.B27] + 0.8756)" office:value-type="float" office:value="0.0000441110288544392" calcext:value-type="float">
            <text:p>0.000044111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olid time step</text:p>
          </table:table-cell>
          <table:table-cell table:style-name="ce3" office:value-type="float" office:value="0.000005" calcext:value-type="float">
            <text:p>5.00E-006</text:p>
          </table:table-cell>
          <table:table-cell table:formula="of:=[.B34]/[.B33]" office:value-type="float" office:value="0.113350337315853" calcext:value-type="float">
            <text:p>0.1133503373</text:p>
          </table:table-cell>
          <table:table-cell table:formula="of:=1/[.C34]" office:value-type="float" office:value="8.82220577088785" calcext:value-type="float">
            <text:p>8.8222057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uid coupling stability time step</text:p>
          </table:table-cell>
          <table:table-cell table:formula="of:=[.C30]/(1-[.C30])*[.B2]/[.B3]*[.E30]" office:value-type="float" office:value="0.14568799509" calcext:value-type="float">
            <text:p>0.145687995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200000" calcext:value-type="float">
            <text:p>2.00E+00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mptonPoiseuille" table:style-name="ta1">
        <table:table-column table:style-name="co18" table:default-cell-style-name="ce1"/>
        <table:table-column table:style-name="co19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4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8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15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20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4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6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00-00-00</text:date>, <text:time style:data-style-name="N2" text:time-value="14:43:27.346141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2.8.2$Linux_X86_64 LibreOffice_project/420m0$Build-2</meta:generator>
    <dc:date>2016-02-22T10:20:42.386648504</dc:date>
    <meta:editing-duration>P18DT19H41M57S</meta:editing-duration>
    <meta:editing-cycles>120</meta:editing-cycles>
    <meta:document-statistic meta:table-count="19" meta:cell-count="2268" meta:object-count="0"/>
  </office:meta>
</office:document-meta>
</file>